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26.1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SAS CS0 Solar Array</text:p>
          </table:table-cell>
          <table:table-cell office:value-type="string" calcext:value-type="string">
            <text:p>REV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/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_080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_080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_080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_080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5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_060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scripts/DkSearch/dksus.dll?Detail&amp;itemSeq=193916597&amp;uq=6359607623416624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scripts/DkSearch/dksus.dll?Detail&amp;itemSeq=193916951&amp;uq=6359607623416624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.2u</text:p>
          </table:table-cell>
          <table:table-cell office:value-type="string" calcext:value-type="string">
            <text:p>_060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_080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_080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1.2u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scripts/DkSearch/dksus.dll?Detail&amp;itemSeq=193916743&amp;uq=6359607623416624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_080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_080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1.2u</text:p>
          </table:table-cell>
          <table:table-cell office:value-type="string" calcext:value-type="string">
            <text:p>_060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hotkey</text:p>
          </table:table-cell>
          <table:table-cell office:value-type="string" calcext:value-type="string">
            <text:p>SOD-323</text:p>
          </table:table-cell>
          <table:table-cell/>
          <table:table-cell office:value-type="string" calcext:value-type="string">
            <text:p>http://www.digikey.com/scripts/DkSearch/dksus.dll?Detail&amp;itemSeq=193918168&amp;uq=6359554830327240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Zener</text:p>
          </table:table-cell>
          <table:table-cell office:value-type="string" calcext:value-type="string">
            <text:p>SOD-323</text:p>
          </table:table-cell>
          <table:table-cell/>
          <table:table-cell office:value-type="string" calcext:value-type="string">
            <text:p><text:a xlink:href="http://www.digikey.com/product-detail/en/nxp-semiconductors/PDZ5.6B,115/568-3848-1-ND/1163129" xlink:type="simple">http://www.digikey.com/product-detail/en/nxp-semiconductors/PDZ5.6B,115/568-3848-1-ND/1163129</text:a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SC-70-6</text:p>
          </table:table-cell>
          <table:table-cell/>
          <table:table-cell office:value-type="string" calcext:value-type="string">
            <text:p>http://www.digikey.com/product-detail/en/on-semiconductor/NUP4202W1T2G/NUP4202W1T2GOSCT-ND/21220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Booster</text:p>
          </table:table-cell>
          <table:table-cell office:value-type="string" calcext:value-type="string">
            <text:p>TSSOP-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MSSOP-1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SC-70-6</text:p>
          </table:table-cell>
          <table:table-cell/>
          <table:table-cell office:value-type="string" calcext:value-type="string">
            <text:p>http://www.digikey.com/product-detail/en/on-semiconductor/NUP4202W1T2G/NUP4202W1T2GOSCT-ND/21220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_1212</text:p>
          </table:table-cell>
          <table:table-cell/>
          <table:table-cell office:value-type="string" calcext:value-type="string">
            <text:p>http://www.digikey.com/product-detail/en/murata-electronics-north-america/LQH3NPN100NG0L/490-5123-1-ND/18939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V_In</text:p>
          </table:table-cell>
          <table:table-cell office:value-type="string" calcext:value-type="string">
            <text:p>1x0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CONN x7</text:p>
          </table:table-cell>
          <table:table-cell office:value-type="string" calcext:value-type="string">
            <text:p>1x0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-23</text:p>
          </table:table-cell>
          <table:table-cell/>
          <table:table-cell office:value-type="string" calcext:value-type="string">
            <text:p>http://www.digikey.com/product-detail/en/on-semiconductor/MMBT2222ALT1G/MMBT2222ALT1GOSCT-ND/11398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-Mos</text:p>
          </table:table-cell>
          <table:table-cell office:value-type="string" calcext:value-type="string">
            <text:p>Sot-23</text:p>
          </table:table-cell>
          <table:table-cell/>
          <table:table-cell office:value-type="string" calcext:value-type="string">
            <text:p>http://www.digikey.com/scripts/DkSearch/dksus.dll?Detail&amp;itemSeq=194340826&amp;uq=6359600382556650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N-Mos</text:p>
          </table:table-cell>
          <table:table-cell office:value-type="string" calcext:value-type="string">
            <text:p>SOT-223</text:p>
          </table:table-cell>
          <table:table-cell/>
          <table:table-cell office:value-type="string" calcext:value-type="string">
            <text:p>http://www.digikey.com/product-detail/en/stmicroelectronics/STN1NK60Z/497-3523-1-ND/6693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product-detail/en/yageo/RC0603JR-0710KL/311-10KGRTR-ND/7267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_060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s://www.digikey.com/product-detail/en/yageo/RC0603JR-071KL/311-1.0KGRTR-ND/7266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s://www.digikey.com/product-detail/en/yageo/RC0603JR-071KL/311-1.0KGRTR-ND/7266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5</text:p>
          </table:table-cell>
          <table:table-cell office:value-type="float" office:value="0.274" calcext:value-type="float">
            <text:p>0.274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s://www.digikey.com/product-detail/en/yageo/RL0603FR-070R27L/311-.27QTR-ND/10371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s://www.digikey.com/product-detail/en/yageo/RC0603JR-071KL/311-1.0KGRTR-ND/7266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s://www.digikey.com/product-detail/en/yageo/RC0603JR-07240RL/311-240GRTR-ND/7267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scripts/DkSearch/dksus.dll?Detail&amp;itemSeq=193852910&amp;uq=6359549125057607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9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scripts/DkSearch/dksus.dll?Detail&amp;itemSeq=193852185&amp;uq=6359549031267990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product-detail/en/yageo/RC0603JR-0710KL/311-10KGRTR-ND/726700</text:p>
          </table:table-cell>
        </table:table-row>
        <table:table-row table:style-name="ro1" table:number-rows-repeated="104853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14:31:53.130805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9:35:35.512902046</meta:creation-date>
    <dc:date>2016-04-12T14:56:21.700775461</dc:date>
    <meta:editing-duration>PT32M10S</meta:editing-duration>
    <meta:editing-cycles>7</meta:editing-cycles>
    <meta:generator>LibreOffice/5.1.2.1.0$Linux_X86_64 LibreOffice_project/10m0$Build-1</meta:generator>
    <meta:document-statistic meta:table-count="1" meta:cell-count="171" meta:object-count="0"/>
  </office:meta>
</office:document-meta>
</file>